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11.545cm" fo:min-width="15.517cm"/>
      <style:paragraph-properties style:writing-mode="lr-tb"/>
    </style:style>
    <style:style style:name="gr2" style:family="graphic" style:parent-style-name="standard">
      <style:graphic-properties draw:stroke="none" draw:fill="none" fo:min-height="0.79cm"/>
      <style:paragraph-properties style:writing-mode="lr-tb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2.75cm" fo:min-width="4.064cm"/>
      <style:paragraph-properties style:writing-mode="lr-tb"/>
    </style:style>
    <style:style style:name="gr4" style:family="graphic" style:parent-style-name="standard">
      <style:graphic-properties draw:stroke="none" draw:fill="none" fo:min-height="1.375cm"/>
      <style:paragraph-properties style:writing-mode="lr-tb"/>
    </style:style>
    <style:style style:name="P1" style:family="paragraph">
      <style:paragraph-properties fo:margin-top="0.2cm" fo:margin-bottom="0cm" fo:text-align="start" style:writing-mode="lr-tb"/>
      <style:text-properties fo:font-size="15pt" style:font-size-asian="15pt" style:font-size-complex="15pt"/>
    </style:style>
    <style:style style:name="P2" style:family="paragraph">
      <loext:graphic-properties draw:fill-color="#cccccc"/>
      <style:paragraph-properties fo:margin-top="0.2cm" fo:margin-bottom="0cm" fo:text-align="start" style:writing-mode="lr-tb"/>
      <style:text-properties fo:font-size="15pt" style:font-size-asian="15pt" style:font-size-complex="15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999999"/>
      <style:paragraph-properties fo:margin-top="0.2cm" fo:margin-bottom="0cm" fo:text-align="start" style:writing-mode="lr-tb"/>
      <style:text-properties fo:font-size="15pt" style:font-size-asian="15pt" style:font-size-complex="15pt"/>
    </style:style>
    <style:style style:name="P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297cm" svg:height="12.737cm" svg:x="1.903cm" svg:y="1.463cm">
          <text:p text:style-name="P1"><text:span text:style-name="T1">call</text:span></text:p>
          <text:p text:style-name="P1"><text:span text:style-name="T1">cov_mtrx</text:span></text:p>
          <text:p text:style-name="P1"><text:span text:style-name="T1">inv_cov_mtrx</text:span></text:p>
          <text:p text:style-name="P1"><text:span text:style-name="T1">means</text:span></text:p>
          <text:p text:style-name="P1"><text:span text:style-name="T1">weights</text:span></text:p>
          <text:p text:style-name="P1"><text:span text:style-name="T1">Port_Var</text:span></text:p>
          <text:p text:style-name="P1"><text:span text:style-name="T1">Port_mean_return</text:span></text:p>
          <text:p text:style-name="P1"><text:span text:style-name="T1">Sharp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7.929cm" svg:height="1.04cm" svg:x="1.837cm" svg:y="0.1cm">
          <draw:text-box>
            <text:p>MeanVar_portfolio</text:p>
          </draw:text-box>
        </draw:frame>
        <draw:custom-shape draw:style-name="gr3" draw:text-style-name="P4" draw:layer="layout" svg:width="4.928cm" svg:height="3.238cm" svg:x="13.329cm" svg:y="2.65cm">
          <text:p text:style-name="P1"><text:span text:style-name="T1">w_GMVP</text:span></text:p>
          <text:p text:style-name="P1"><text:span text:style-name="T1">alpha</text:span></text:p>
          <text:p text:style-name="P1"><text:span text:style-name="T1">weight_interval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5" draw:layer="layout" svg:width="9.446cm" svg:height="1.04cm" svg:x="8.811cm" svg:y="6.144cm">
          <draw:text-box>
            <text:p><text:span text:style-name="T2">GMV_portfolio_weights_BDPS19</text:span></text:p>
          </draw:text-box>
        </draw:frame>
        <draw:frame draw:style-name="gr4" draw:text-style-name="P5" draw:layer="layout" svg:width="9.749cm" svg:height="1.625cm" svg:x="8.803cm" svg:y="11.966cm">
          <draw:text-box>
            <text:p><text:span text:style-name="T2">MV_portfolio_weights_BDOPS21</text:span></text:p>
          </draw:text-box>
        </draw:frame>
        <draw:custom-shape draw:style-name="gr3" draw:text-style-name="P4" draw:layer="layout" svg:width="4.928cm" svg:height="3.238cm" svg:x="13.33cm" svg:y="8.372cm">
          <text:p text:style-name="P1"><text:span text:style-name="T1">W_mv_hat</text:span></text:p>
          <text:p text:style-name="P1"><text:span text:style-name="T1">alpha</text:span></text:p>
          <text:p text:style-name="P1"><text:span text:style-name="T1">weight_interval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16:45:41.630572695</meta:creation-date>
    <dc:date>2023-02-01T15:42:33.460182353</dc:date>
    <meta:editing-duration>PT14M36S</meta:editing-duration>
    <meta:editing-cycles>18</meta:editing-cycles>
    <meta:generator>LibreOffice/6.4.7.2$Linux_X86_64 LibreOffice_project/40$Build-2</meta:generator>
    <meta:document-statistic meta:object-count="6"/>
  </office:meta>
</office:document-meta>
</file>